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><text:s text:c="17"/>parceria entre a Escola</text:p>
      <text:p text:style-name="Standard">Nacional de Administração Pública (ENAP)</text:p>
      <text:p text:style-name="Standard">e a Ecole Nationale DAdministration</text:p>
      <text:p text:style-name="Standard">(ENA), o Fórum Brasil-França trouxe à</text:p>
      <text:p text:style-name="Standard">tona o debate da profissionalização e</text:p>
      <text:p text:style-name="Standard"/>
      <text:p text:style-name="Standard"><text:s text:c="5"/>A ideia de democratizar o serviço</text:p>
      <text:p text:style-name="Standard">público, na opinião de Guglielmi, parece</text:p>
      <text:p text:style-name="Standard">paradoxal, visto se tratar de característica,</text:p>
      <text:p text:style-name="Standard">de certa forma, inerente ao setor. Pode-</text:p>
      <text:p text:style-name="Standard">mos dizer que a noção de serviço público</text:p>
      <text:p text:style-name="Standard">é democrática por essência. O problema</text:p>
      <text:p text:style-name="Standard">reside no contato cotidiano com o usuário,</text:p>
      <text:p text:style-name="Standard">no funcionamento e na organização da</text:p>
      <text:p text:style-name="Standard">atividade. É preciso focar nessas questões</text:p>
      <text:p text:style-name="Standard">mais precisas, explicou.</text:p>
      <text:p text:style-name="Standard"/>
      <text:p text:style-name="Standard"><text:s text:c="4"/>O ministro da Educação, Fernando</text:p>
      <text:p text:style-name="Standard">Haddad, destacou que assegurar a partici-</text:p>
      <text:p text:style-name="Standard">pação popular no serviço público brasileiro</text:p>
      <text:p text:style-name="Standard">demanda um processo de reorganização</text:p>
      <text:p text:style-name="Standard">do Estado e de mudança de paradigmas,</text:p>
      <text:p text:style-name="Standard">no sentido de desenvolvimento e imple-</text:p>
      <text:p text:style-name="Standard">mentação de políticas públicas. <text:s text:c="4"/>Haddad acredita que, para democra-</text:p>
      <text:p text:style-name="Standard">tizar o serviço público, é imprescindível</text:p>
      <text:p text:style-name="Standard">facilitar o acesso à educação, especialmente</text:p>
      <text:p text:style-name="Standard">ao ensino superio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1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Matelli</meta:initial-creator>
    <meta:creation-date>2010-05-18T20:20:26</meta:creation-date>
    <dc:date>2010-05-18T23:42:42</dc:date>
    <dc:creator>Francisco Matelli</dc:creator>
    <meta:editing-duration>PT03H22M16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26" meta:word-count="152" meta:character-count="1009"/>
  </office:meta>
</office:document-meta>
</file>